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JndiBeanFactory.doGetType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impleJndiBeanFactory.isTypeMatch( String name , ResolvableType typeToMatc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JndiBeanFactory.getType( String name , boolean allowFactoryBeanIni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mpleJndiBeanFactory.addShareableResource( String shareable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ndiBeanFactory.getBeanProvider( ResolvableType required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JndiBeanFactory.getAliase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ndiBeanFactory.isPrototyp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ndiBeanFactory.getTyp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ndiBeanFactory.getBean( String name , Class &lt; T &gt; required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impleJndiBeanFactory.getIfUniq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leJndiBeanFactory.isSinglet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ndiBeanFactory.getIfAvailab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mpleJndiBeanFactory.getBean( String name , @ Nullable Object ...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JndiBeanFactory.getBeanProvider( Class &lt; T &gt; required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SimpleJndiBeanFactory.getBean( Class &lt; T &gt; required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ndiBeanFactory.doGetSingleton( String name , @ Nullable Class &lt; T &gt; required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impleJndiBeanFactory.getObject(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ndiBeanFactory.isTypeMatch( String name , @ Nullable Class &lt; ? &gt; typeToMatc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JndiBeanFactory.containsBean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mpleJndiBeanFactory.getBean( Class &lt; T &gt; requiredType , @ Nullable Object ...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JndiBeanFactory.SimpleJndiBea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ndiBeanFactory.setShareableResources( String ... shareableRe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ndiBeanFactory.getBea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ndiBeanFactory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